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/>
      <style:text-properties style:font-name="Arial" fo:font-size="12pt" officeooo:rsid="0013e2df" officeooo:paragraph-rsid="0013e2df" style:font-size-asian="12pt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058f5" officeooo:paragraph-rsid="001058f5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1c69e" officeooo:paragraph-rsid="0011c69e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3e2df" officeooo:paragraph-rsid="0013e2df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4cbe0" officeooo:paragraph-rsid="0014cbe0" style:font-size-asian="12pt" style:font-weight-asian="bold" style:font-name-complex="Arial" style:font-size-complex="12pt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601fe" officeooo:paragraph-rsid="001601fe" style:font-size-asian="12pt" style:font-weight-asian="bold" style:font-name-complex="Arial" style:font-size-complex="12pt"/>
    </style:style>
    <style:style style:name="P10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ab913" officeooo:paragraph-rsid="0014cbe0" style:font-size-asian="12pt" style:font-weight-asian="bold" style:font-name-complex="Arial" style:font-size-complex="12pt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cfe8" officeooo:paragraph-rsid="0014cbe0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dcfe8" officeooo:paragraph-rsid="001601fe" style:font-size-asian="12pt" style:font-weight-asian="bold" style:font-name-complex="Arial" style:font-size-complex="12pt"/>
    </style:style>
    <style:style style:name="P1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text-underline-style="none" fo:font-weight="bold" officeooo:rsid="000eb612" officeooo:paragraph-rsid="001601fe" style:font-size-asian="12pt" style:font-weight-asian="bold" style:font-name-complex="Arial" style:font-size-complex="12pt"/>
    </style:style>
    <style:style style:name="P1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1058f5" officeooo:paragraph-rsid="001058f5" style:font-size-asian="12pt" style:font-weight-asian="bold" style:font-name-complex="Arial" style:font-size-complex="12pt"/>
    </style:style>
    <style:style style:name="P1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Black" fo:font-size="12pt" style:text-underline-style="solid" style:text-underline-width="auto" style:text-underline-color="font-color" fo:font-weight="bold" officeooo:rsid="0013e2df" officeooo:paragraph-rsid="0013e2df" style:font-size-asian="12pt" style:font-weight-asian="bold" style:font-name-complex="Arial" style:font-size-complex="12pt"/>
    </style:style>
    <style:style style:name="P16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1058f5" officeooo:paragraph-rsid="001058f5" style:font-size-asian="12pt" style:font-weight-asian="bold" style:font-name-complex="Arial" style:font-size-complex="12pt"/>
    </style:style>
    <style:style style:name="T1" style:family="text">
      <style:text-properties style:font-name="Arial Black" style:text-underline-style="solid" style:text-underline-width="auto" style:text-underline-color="font-color"/>
    </style:style>
    <style:style style:name="T2" style:family="text">
      <style:text-properties officeooo:rsid="000684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Eave Pixels <text:span text:style-name="T1">1</text:span></text:p>
            <text:p text:style-name="P5">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ave Pixels <text:span text:style-name="T1">3</text:span></text:p>
            <text:p text:style-name="P5">Righ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ave Pixels <text:span text:style-name="T1">1</text:span></text:p>
            <text:p text:style-name="P5">L Horiz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Eave Pixels <text:span text:style-name="T1">1</text:span></text:p>
            <text:p text:style-name="P5">Lef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Eave Pixels <text:span text:style-name="T1">3</text:span></text:p>
            <text:p text:style-name="P5">Righ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5">Eave Pixels <text:span text:style-name="T1">1</text:span></text:p>
            <text:p text:style-name="P5">L Horiz Pwr Inj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Eave Pixels <text:span text:style-name="T1">2</text:span></text:p>
            <text:p text:style-name="P5">Left Diag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4">Eave Pixels <text:span text:style-name="T1">2 &amp; 3</text:span></text:p>
            <text:p text:style-name="P5">Diag Pwr Inj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Eave Pixels <text:span text:style-name="T1">4</text:span></text:p>
            <text:p text:style-name="P5">R Horiz Pwr Inj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ave Pixels <text:span text:style-name="T1">2</text:span></text:p>
            <text:p text:style-name="P5">Left Diag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Eave Pixels <text:span text:style-name="T1">2 &amp; 3</text:span></text:p>
            <text:p text:style-name="P5">Diag Pwr Inj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5">Eave Pixels <text:span text:style-name="T1">4</text:span></text:p>
            <text:p text:style-name="P5">R Horiz Pwr Inj</text:p>
          </table:table-cell>
        </table:table-row>
        <table:table-row table:style-name="Table1.1">
          <table:table-cell table:style-name="Table1.A1" office:value-type="string">
            <text:p text:style-name="P5">Eave Pixels <text:span text:style-name="T1">4</text:span></text:p>
            <text:p text:style-name="P5">Righ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1">5</text:span> Volts Pwr Inj</text:p>
            <text:p text:style-name="P6">Eave Pix <text:span text:style-name="T1">1</text:span> 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5">R2-2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5">Eave Pixels <text:span text:style-name="T1">4</text:span></text:p>
            <text:p text:style-name="P5">Right Horiz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1">5</text:span> Volts Pwr Inj</text:p>
            <text:p text:style-name="P6">Eave Pix <text:span text:style-name="T1">1</text:span> 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5">R2-2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1">5</text:span> Volts Pwr Inj</text:p>
            <text:p text:style-name="P6">Eave Pix <text:span text:style-name="T1">2 &amp; 3</text:span>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1">5</text:span> Volts Pwr Inj</text:p>
            <text:p text:style-name="P6">Eave Pix <text:span text:style-name="T1">4</text:span> R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2">Spaghetti</text:p>
            <text:p text:style-name="P12">Monster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1">5</text:span> Volts Pwr Inj</text:p>
            <text:p text:style-name="P6">Eave Pix <text:span text:style-name="T1">2 &amp; 3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1">5</text:span> Volts Pwr Inj</text:p>
            <text:p text:style-name="P6">Eave Pix <text:span text:style-name="T1">4</text:span> 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2">Spaghetti</text:p>
            <text:p text:style-name="P12">Monster</text:p>
          </table:table-cell>
        </table:table-row>
        <table:table-row table:style-name="Table1.1">
          <table:table-cell table:style-name="Table1.A1" office:value-type="string">
            <text:p text:style-name="P7">Mailbox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5">R1-0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5">R2-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7">Mailbox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5">R1-01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5">R2-0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covered-table-cell/>
          <table:table-cell table:style-name="Table1.A1" office:value-type="string">
            <text:p text:style-name="P3"/>
          </table:table-cell>
          <table:table-cell table:style-name="Table1.A1" table:number-rows-spanned="2" office:value-type="string">
            <text:p text:style-name="P7">Yule Log</text:p>
            <text:p text:style-name="P7">Candelabra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7">Candy Canes</text:p>
            <text:p text:style-name="P15">R1-21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Lamp Posts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Yule Log</text:p>
            <text:p text:style-name="P7">Candelabr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7">Candy Canes</text:p>
            <text:p text:style-name="P15">R1-21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Lamp Posts</text:p>
          </table:table-cell>
        </table:table-row>
        <table:table-row table:style-name="Table1.1">
          <table:table-cell table:style-name="Table1.A1" office:value-type="string">
            <text:p text:style-name="P8">Menora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Snowfal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11">Falling</text:p>
            <text:p text:style-name="P11"><text:s/>Do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Menora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Snowfall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11">Falling</text:p>
            <text:p text:style-name="P11"><text:s/>Dot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Happy</text:p>
            <text:p text:style-name="P8">Holidays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Snowfall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3">Snow Lake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Happy</text:p>
            <text:p text:style-name="P8">Holiday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Snowfall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3">Snow Lake</text:p>
          </table:table-cell>
        </table:table-row>
        <table:table-row table:style-name="Table1.1">
          <table:table-cell table:style-name="Table1.A1" office:value-type="string">
            <text:p text:style-name="P8">Countdown</text:p>
            <text:p text:style-name="P8">Tim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<text:span text:style-name="T2">S</text:span>wirlies</text:p>
            <text:p text:style-name="P10">Projector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12">Spaghetti</text:p>
            <text:p text:style-name="P12">Mons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8">Countdown</text:p>
            <text:p text:style-name="P8">Tim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0"><text:span text:style-name="T2">S</text:span>wirlies</text:p>
            <text:p text:style-name="P10">Projector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12">Spaghetti</text:p>
            <text:p text:style-name="P12">Mons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0"><text:span text:style-name="T2">S</text:span>wirlies</text:p>
            <text:p text:style-name="P10">Projectors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11">Falling</text:p>
            <text:p text:style-name="P11"><text:s/>Dots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9">UFOs <text:span text:style-name="T1">1</text:span></text:p>
            <text:p text:style-name="P9">Left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0"><text:span text:style-name="T2">S</text:span>wirlies</text:p>
            <text:p text:style-name="P10">Projector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1">Falling</text:p>
            <text:p text:style-name="P11"><text:s/>Dots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9">UFOs <text:span text:style-name="T1">1</text:span></text:p>
            <text:p text:style-name="P9">Left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3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31:46.440000000</dc:date>
    <meta:editing-cycles>7</meta:editing-cycles>
    <meta:editing-duration>PT2H5M38S</meta:editing-duration>
    <meta:print-date>2021-01-15T11:31:02.552000000</meta:print-date>
    <meta:document-statistic meta:table-count="1" meta:image-count="0" meta:object-count="0" meta:page-count="2" meta:paragraph-count="108" meta:word-count="217" meta:character-count="1043" meta:non-whitespace-character-count="929"/>
    <meta:template xlink:type="simple" xlink:actuate="onRequest" xlink:title="" xlink:href="../../../Templates/Mr.%20Label%20MR183%20Cable%20Flags.odt/Normal"/>
  </office:meta>
</office:document-meta>
</file>